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S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InternalLabel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Projec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Local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S.getVerb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No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RequiredAttribu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Recurs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SosServ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SosHome( String sos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Optional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S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S.setInternalFilenam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SosCmd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InternalVersio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NoCache( boolean no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run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InternalComm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Local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NoComp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ProjectPath( String projec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S.setInternalRecursiv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Sos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NoCompress( boolean no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SosComm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S.setVssServerPath( String vssServ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setSosServerPath( String sosServ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.getVssServ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